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color="#0000bb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77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80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62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3">echo </text:span><text:span text:style-name="T1">$this</text:span><text:span text:style-name="T3">-&gt;</text:span><text:span text:style-name="T1">headLink</text:span><text:span text:style-name="T3">();</text:span></text:p>
            <text:p text:style-name="P1"><text:span text:style-name="T2"/></text:p>
            <text:p text:style-name="P1"><text:span text:style-name="T4">/**</text:span></text:p>
            <text:p text:style-name="P1"><text:span text:style-name="T4"> </text:span><text:span text:style-name="T4">* Zend\View\PhpRenderer::__call</text:span></text:p>
            <text:p text:style-name="P1"><text:span text:style-name="T4"> </text:span><text:span text:style-name="T4">*  Zend\View\PhpRenderer::plugin</text:span></text:p>
            <text:p text:style-name="P1"><text:span text:style-name="T4"> </text:span><text:span text:style-name="T4">*   Zend\View\PhpRenderer::getBroker</text:span></text:p>
            <text:p text:style-name="P1"><text:span text:style-name="T4"> </text:span><text:span text:style-name="T4">*    Zend\Loader\PluginBroker::load</text:span></text:p>
            <text:p text:style-name="P1"><text:span text:style-name="T4"> </text:span><text:span text:style-name="T4">*     Zend\Loader\PluginClassLoader::load</text:span></text:p>
            <text:p text:style-name="P1"><text:span text:style-name="T4"> </text:span><text:span text:style-name="T4">*    Instantiate helper</text:span></text:p>
            <text:p text:style-name="P1"><text:span text:style-name="T4"> </text:span><text:span text:style-name="T4">*    call_user_func_array</text:span></text:p>
            <text:p text:style-name="P1"><text:span text:style-name="T4"> </text:span><text:span text:style-name="T4">*     Zend\View\Helper\HeadLink::__invoke</text:span></text:p>
            <text:p text:style-name="P1"><text:span text:style-name="T4"> </text:span><text:span text:style-name="T4">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37S</meta:editing-duration>
    <meta:editing-cycles>3</meta:editing-cycles>
    <meta:generator>LibreOffice/3.3$Unix LibreOffice_project/330m19$Build-301</meta:generator>
    <dc:date>2011-10-01T19:13:56</dc:date>
    <dc:creator>Robert Basic</dc:creator>
    <meta:document-statistic meta:object-count="24"/>
  </office:meta>
</office:document-meta>
</file>